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number-columns-repeated="18" table:default-cell-style-name="Default"/>
        <table:table-column table:style-name="co4" table:number-columns-repeated="11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16">
            <text:p>10016</text:p>
          </table:table-cell>
          <table:table-cell office:value-type="float" office:value="15016">
            <text:p>15016</text:p>
          </table:table-cell>
          <table:table-cell office:value-type="float" office:value="20016">
            <text:p>20016</text:p>
          </table:table-cell>
          <table:table-cell office:value-type="float" office:value="25016">
            <text:p>25016</text:p>
          </table:table-cell>
          <table:table-cell office:value-type="float" office:value="30016">
            <text:p>30016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16">
            <text:p>90016</text:p>
          </table:table-cell>
          <table:table-cell office:value-type="float" office:value="95016">
            <text:p>95016</text:p>
          </table:table-cell>
          <table:table-cell office:value-type="float" office:value="100016">
            <text:p>100016</text:p>
          </table:table-cell>
          <table:table-cell office:value-type="float" office:value="105016">
            <text:p>105016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16">
            <text:p>125016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16">
            <text:p>145016</text:p>
          </table:table-cell>
          <table:table-cell office:value-type="float" office:value="150016">
            <text:p>150016</text:p>
          </table:table-cell>
          <table:table-cell office:value-type="float" office:value="155016">
            <text:p>155016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32">
            <text:p>170032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16">
            <text:p>185016</text:p>
          </table:table-cell>
          <table:table-cell office:value-type="float" office:value="190016">
            <text:p>190016</text:p>
          </table:table-cell>
          <table:table-cell office:value-type="float" office:value="195016">
            <text:p>195016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16">
            <text:p>215016</text:p>
          </table:table-cell>
          <table:table-cell office:value-type="float" office:value="220016">
            <text:p>220016</text:p>
          </table:table-cell>
          <table:table-cell office:value-type="float" office:value="225000">
            <text:p>225000</text:p>
          </table:table-cell>
          <table:table-cell office:value-type="float" office:value="230016">
            <text:p>230016</text:p>
          </table:table-cell>
          <table:table-cell office:value-type="float" office:value="235016">
            <text:p>235016</text:p>
          </table:table-cell>
          <table:table-cell office:value-type="float" office:value="240016">
            <text:p>240016</text:p>
          </table:table-cell>
          <table:table-cell office:value-type="float" office:value="245016">
            <text:p>245016</text:p>
          </table:table-cell>
          <table:table-cell office:value-type="float" office:value="250000">
            <text:p>250000</text:p>
          </table:table-cell>
          <table:table-cell office:value-type="float" office:value="255016">
            <text:p>255016</text:p>
          </table:table-cell>
          <table:table-cell office:value-type="float" office:value="260000">
            <text:p>260000</text:p>
          </table:table-cell>
          <table:table-cell office:value-type="float" office:value="265016">
            <text:p>265016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3" office:value-type="float" office:value="6925.95755290375">
            <text:p>6925,96</text:p>
          </table:table-cell>
          <table:table-cell table:number-columns-repeated="8" office:value-type="float" office:value="6914.54221000734">
            <text:p>6914,54</text:p>
          </table:table-cell>
          <table:table-cell table:number-columns-repeated="19" office:value-type="float" office:value="6753.07569616935">
            <text:p>6753,08</text:p>
          </table:table-cell>
          <table:table-cell table:number-columns-repeated="18" office:value-type="float" office:value="6731.90714027534">
            <text:p>6731,91</text:p>
          </table:table-cell>
          <table:table-cell table:number-columns-repeated="11" office:value-type="float" office:value="6704.9542582023">
            <text:p>6704,95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table:number-columns-repeated="53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768.33006662998">
            <text:p>6768,33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5483.53753428538">
            <text:p>5483,54</text:p>
          </table:table-cell>
          <table:table-cell table:number-columns-repeated="58"/>
        </table:table-row>
        <table:table-row table:style-name="ro1" table:number-rows-repeated="5">
          <table:table-cell table:number-columns-repeated="60"/>
        </table:table-row>
        <table:table-row table:style-name="ro1">
          <table:table-cell/>
          <table:table-cell>
            <draw:frame table:end-cell-address="Sheet1.H35" table:end-x="2.784cm" table:end-y="0.081cm" draw:z-index="0" svg:width="22.219cm" svg:height="10.35cm" svg:x="1.768cm" svg:y="0.118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0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7:38:35</meta:creation-date>
    <dc:creator>Hugo Meyer</dc:creator>
    <dc:date>2007-12-26T18:06:42</dc:date>
    <dc:language>es-ES</dc:language>
    <meta:editing-cycles>2</meta:editing-cycles>
    <meta:editing-duration>PT5M17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2000007629395pt" style:font-family-asian="'Arial Unicode MS'" style:font-pitch-asian="variable" style:font-size-asian="19.2000007629395pt" style:font-family-complex="Tahoma" style:font-pitch-complex="variable" style:font-size-complex="19.2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89999961853027pt" style:font-family-asian="'Arial Unicode MS'" style:font-pitch-asian="variable" style:font-size-asian="8.89999961853027pt" style:font-family-complex="Tahoma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000001907349pt" style:font-family-asian="'Arial Unicode MS'" style:font-pitch-asian="variable" style:font-size-asian="10.3000001907349pt" style:font-family-complex="Tahoma" style:font-pitch-complex="variable" style:font-size-complex="10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3000001907349pt" style:font-family-asian="'Arial Unicode MS'" style:font-pitch-asian="variable" style:font-size-asian="13.3000001907349pt" style:font-family-complex="Tahoma" style:font-pitch-complex="variable" style:font-size-complex="13.3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000001907349pt" style:font-family-asian="'Arial Unicode MS'" style:font-pitch-asian="variable" style:font-size-asian="10.3000001907349pt" style:font-family-complex="Tahoma" style:font-pitch-complex="variable" style:font-size-complex="10.3000001907349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8.89999961853027pt" style:font-family-asian="'Arial Unicode MS'" style:font-pitch-asian="variable" style:font-size-asian="8.89999961853027pt" style:font-family-complex="Tahoma" style:font-pitch-complex="variable" style:font-size-complex="8.89999961853027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2.22cm" svg:height="10.351cm" chart:class="chart:scatter" chart:style-name="ch1">
        <chart:title svg:x="8.569cm" svg:y="0.205cm" chart:style-name="ch2">
          <text:p>Tiempo vs Costo</text:p>
        </chart:title>
        <chart:legend chart:legend-position="end" svg:x="20.328cm" svg:y="4.893cm" chart:style-name="ch3"/>
        <chart:plot-area chart:style-name="ch4" table:cell-range-address="Sheet1.$A$1:.$BH$2" chart:data-source-has-labels="column" chart:table-number-list="0" svg:x="0.444cm" svg:y="1.372cm" svg:width="18.997cm" svg:height="8.773cm">
          <chart:axis chart:dimension="x" chart:name="primary-x" chart:style-name="ch5">
            <chart:title svg:x="9.793cm" svg:y="9.603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444cm" svg:y="5.673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16">
                <text:p>5016</text:p>
              </table:table-cell>
              <table:table-cell office:value-type="float" office:value="10016">
                <text:p>10016</text:p>
              </table:table-cell>
              <table:table-cell office:value-type="float" office:value="15016">
                <text:p>15016</text:p>
              </table:table-cell>
              <table:table-cell office:value-type="float" office:value="20016">
                <text:p>20016</text:p>
              </table:table-cell>
              <table:table-cell office:value-type="float" office:value="25016">
                <text:p>25016</text:p>
              </table:table-cell>
              <table:table-cell office:value-type="float" office:value="30016">
                <text:p>30016</text:p>
              </table:table-cell>
              <table:table-cell office:value-type="float" office:value="35000">
                <text:p>35000</text:p>
              </table:table-cell>
              <table:table-cell office:value-type="float" office:value="40016">
                <text:p>40016</text:p>
              </table:table-cell>
              <table:table-cell office:value-type="float" office:value="45016">
                <text:p>45016</text:p>
              </table:table-cell>
              <table:table-cell office:value-type="float" office:value="50016">
                <text:p>50016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16">
                <text:p>75016</text:p>
              </table:table-cell>
              <table:table-cell office:value-type="float" office:value="80016">
                <text:p>80016</text:p>
              </table:table-cell>
              <table:table-cell office:value-type="float" office:value="85000">
                <text:p>85000</text:p>
              </table:table-cell>
              <table:table-cell office:value-type="float" office:value="90016">
                <text:p>90016</text:p>
              </table:table-cell>
              <table:table-cell office:value-type="float" office:value="95016">
                <text:p>95016</text:p>
              </table:table-cell>
              <table:table-cell office:value-type="float" office:value="100016">
                <text:p>100016</text:p>
              </table:table-cell>
              <table:table-cell office:value-type="float" office:value="105016">
                <text:p>105016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16">
                <text:p>125016</text:p>
              </table:table-cell>
              <table:table-cell office:value-type="float" office:value="130016">
                <text:p>130016</text:p>
              </table:table-cell>
              <table:table-cell office:value-type="float" office:value="135000">
                <text:p>135000</text:p>
              </table:table-cell>
              <table:table-cell office:value-type="float" office:value="140016">
                <text:p>140016</text:p>
              </table:table-cell>
              <table:table-cell office:value-type="float" office:value="145016">
                <text:p>145016</text:p>
              </table:table-cell>
              <table:table-cell office:value-type="float" office:value="150016">
                <text:p>150016</text:p>
              </table:table-cell>
              <table:table-cell office:value-type="float" office:value="155016">
                <text:p>155016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32">
                <text:p>170032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16">
                <text:p>185016</text:p>
              </table:table-cell>
              <table:table-cell office:value-type="float" office:value="190016">
                <text:p>190016</text:p>
              </table:table-cell>
              <table:table-cell office:value-type="float" office:value="195016">
                <text:p>195016</text:p>
              </table:table-cell>
              <table:table-cell office:value-type="float" office:value="200016">
                <text:p>200016</text:p>
              </table:table-cell>
              <table:table-cell office:value-type="float" office:value="205000">
                <text:p>205000</text:p>
              </table:table-cell>
              <table:table-cell office:value-type="float" office:value="210016">
                <text:p>210016</text:p>
              </table:table-cell>
              <table:table-cell office:value-type="float" office:value="215016">
                <text:p>215016</text:p>
              </table:table-cell>
              <table:table-cell office:value-type="float" office:value="220016">
                <text:p>220016</text:p>
              </table:table-cell>
              <table:table-cell office:value-type="float" office:value="225000">
                <text:p>225000</text:p>
              </table:table-cell>
              <table:table-cell office:value-type="float" office:value="230016">
                <text:p>230016</text:p>
              </table:table-cell>
              <table:table-cell office:value-type="float" office:value="235016">
                <text:p>235016</text:p>
              </table:table-cell>
              <table:table-cell office:value-type="float" office:value="240016">
                <text:p>240016</text:p>
              </table:table-cell>
              <table:table-cell office:value-type="float" office:value="245016">
                <text:p>245016</text:p>
              </table:table-cell>
              <table:table-cell office:value-type="float" office:value="250000">
                <text:p>250000</text:p>
              </table:table-cell>
              <table:table-cell office:value-type="float" office:value="255016">
                <text:p>255016</text:p>
              </table:table-cell>
              <table:table-cell office:value-type="float" office:value="260000">
                <text:p>260000</text:p>
              </table:table-cell>
              <table:table-cell office:value-type="float" office:value="265016">
                <text:p>265016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6925.95755290375">
                <text:p>6925.95755290375</text:p>
              </table:table-cell>
              <table:table-cell office:value-type="float" office:value="6925.95755290375">
                <text:p>6925.95755290375</text:p>
              </table:table-cell>
              <table:table-cell office:value-type="float" office:value="6925.95755290375">
                <text:p>6925.95755290375</text:p>
              </table:table-cell>
              <table:table-cell office:value-type="float" office:value="6914.54221000734">
                <text:p>6914.54221000734</text:p>
              </table:table-cell>
              <table:table-cell office:value-type="float" office:value="6914.54221000734">
                <text:p>6914.54221000734</text:p>
              </table:table-cell>
              <table:table-cell office:value-type="float" office:value="6914.54221000734">
                <text:p>6914.54221000734</text:p>
              </table:table-cell>
              <table:table-cell office:value-type="float" office:value="6914.54221000734">
                <text:p>6914.54221000734</text:p>
              </table:table-cell>
              <table:table-cell office:value-type="float" office:value="6914.54221000734">
                <text:p>6914.54221000734</text:p>
              </table:table-cell>
              <table:table-cell office:value-type="float" office:value="6914.54221000734">
                <text:p>6914.54221000734</text:p>
              </table:table-cell>
              <table:table-cell office:value-type="float" office:value="6914.54221000734">
                <text:p>6914.54221000734</text:p>
              </table:table-cell>
              <table:table-cell office:value-type="float" office:value="6914.54221000734">
                <text:p>6914.54221000734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53.07569616935">
                <text:p>6753.07569616935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31.90714027534">
                <text:p>6731.90714027534</text:p>
              </table:table-cell>
              <table:table-cell office:value-type="float" office:value="6704.9542582023">
                <text:p>6704.9542582023</text:p>
              </table:table-cell>
              <table:table-cell office:value-type="float" office:value="6704.9542582023">
                <text:p>6704.9542582023</text:p>
              </table:table-cell>
              <table:table-cell office:value-type="float" office:value="6704.9542582023">
                <text:p>6704.9542582023</text:p>
              </table:table-cell>
              <table:table-cell office:value-type="float" office:value="6704.9542582023">
                <text:p>6704.9542582023</text:p>
              </table:table-cell>
              <table:table-cell office:value-type="float" office:value="6704.9542582023">
                <text:p>6704.9542582023</text:p>
              </table:table-cell>
              <table:table-cell office:value-type="float" office:value="6704.9542582023">
                <text:p>6704.9542582023</text:p>
              </table:table-cell>
              <table:table-cell office:value-type="float" office:value="6704.9542582023">
                <text:p>6704.9542582023</text:p>
              </table:table-cell>
              <table:table-cell office:value-type="float" office:value="6704.9542582023">
                <text:p>6704.9542582023</text:p>
              </table:table-cell>
              <table:table-cell office:value-type="float" office:value="6704.9542582023">
                <text:p>6704.9542582023</text:p>
              </table:table-cell>
              <table:table-cell office:value-type="float" office:value="6704.9542582023">
                <text:p>6704.9542582023</text:p>
              </table:table-cell>
              <table:table-cell office:value-type="float" office:value="6704.9542582023">
                <text:p>6704.954258202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